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88">
            <text:p>1788</text:p>
          </table:table-cell>
          <table:table-cell table:style-name="ce23" office:value-type="float" office:value="374">
            <text:p>3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24">
            <text:p>1124</text:p>
          </table:table-cell>
          <table:table-cell table:style-name="ce23" office:value-type="float" office:value="252">
            <text:p>2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90">
            <text:p>1590</text:p>
          </table:table-cell>
          <table:table-cell table:style-name="ce23" office:value-type="float" office:value="244">
            <text:p>2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81">
            <text:p>5781</text:p>
          </table:table-cell>
          <table:table-cell table:style-name="ce23" office:value-type="float" office:value="1152">
            <text:p>11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2">
            <text:p>2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149">
            <text:p>214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46">
            <text:p>946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15">
            <text:p>1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20">
            <text:p>9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57">
            <text:p>2457</text:p>
          </table:table-cell>
          <table:table-cell table:style-name="ce23" office:value-type="float" office:value="111">
            <text:p>1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121">
            <text:p>6121</text:p>
          </table:table-cell>
          <table:table-cell table:style-name="ce23" office:value-type="float" office:value="1534">
            <text:p>15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902">
            <text:p>11902</text:p>
          </table:table-cell>
          <table:table-cell table:style-name="ce23" office:value-type="float" office:value="2686">
            <text:p>268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